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8d161" officeooo:paragraph-rsid="0008d161"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style:text-underline-style="none" fo:font-weight="normal" officeooo:rsid="0008d161" officeooo:paragraph-rsid="0008d161" style:font-size-asian="12.25pt" style:font-weight-asian="normal" style:font-size-complex="14pt" style:font-weight-complex="normal"/>
    </style:style>
    <style:style style:name="P3" style:family="paragraph" style:parent-style-name="Standard" style:list-style-name="L1">
      <style:paragraph-properties fo:text-align="start" style:justify-single-word="false"/>
      <style:text-properties fo:font-size="14pt" style:text-underline-style="none" fo:font-weight="normal" officeooo:rsid="0008d161" officeooo:paragraph-rsid="0008d161" style:font-size-asian="12.25pt" style:font-weight-asian="normal" style:font-size-complex="14pt" style:font-weight-complex="normal"/>
    </style:style>
    <style:style style:name="P4" style:family="paragraph" style:parent-style-name="Standard" style:list-style-name="L2">
      <style:paragraph-properties fo:text-align="start" style:justify-single-word="false"/>
      <style:text-properties fo:font-size="14pt" style:text-underline-style="none" fo:font-weight="normal" officeooo:rsid="000ca2b0" officeooo:paragraph-rsid="000ca2b0" style:font-size-asian="12.25pt" style:font-weight-asian="normal" style:font-size-complex="14pt" style:font-weight-complex="normal"/>
    </style:style>
    <style:style style:name="P5" style:family="paragraph" style:parent-style-name="Standard" style:list-style-name="L2">
      <style:paragraph-properties fo:text-align="start" style:justify-single-word="false"/>
      <style:text-properties fo:font-size="14pt" style:text-underline-style="none" fo:font-weight="normal" officeooo:rsid="000d745d" officeooo:paragraph-rsid="000d745d" fo:background-color="#ffff00"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none" fo:font-weight="bold" officeooo:rsid="000998f6" officeooo:paragraph-rsid="000998f6"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style:text-underline-style="none" fo:font-weight="bold" officeooo:rsid="000b35ad" officeooo:paragraph-rsid="000b35ad" style:font-size-asian="12.25pt" style:font-weight-asian="bold" style:font-size-complex="14pt" style:font-weight-complex="bold"/>
    </style:style>
    <style:style style:name="P8" style:family="paragraph" style:parent-style-name="Standard" style:list-style-name="L2">
      <style:paragraph-properties fo:text-align="start" style:justify-single-word="false"/>
      <style:text-properties fo:font-size="14pt" style:text-underline-style="none" fo:font-weight="bold" officeooo:rsid="000b35ad" officeooo:paragraph-rsid="000b35ad" style:font-size-asian="12.25pt" style:font-weight-asian="bold" style:font-size-complex="14pt" style:font-weight-complex="bold"/>
    </style:style>
    <style:style style:name="T1" style:family="text">
      <style:text-properties officeooo:rsid="0008d331"/>
    </style:style>
    <style:style style:name="T2" style:family="text">
      <style:text-properties officeooo:rsid="000998f6"/>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abc84" style:font-weight-asian="normal" style:font-weight-complex="normal"/>
    </style:style>
    <style:style style:name="T6" style:family="text">
      <style:text-properties fo:font-weight="normal" officeooo:rsid="000ca2b0" style:font-weight-asian="normal" style:font-weight-complex="normal"/>
    </style:style>
    <style:style style:name="T7" style:family="text">
      <style:text-properties officeooo:rsid="000b35ad"/>
    </style:style>
    <style:style style:name="T8" style:family="text">
      <style:text-properties officeooo:rsid="000ca2b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requirements: a broad look</text:p>
      <text:p text:style-name="P1"/>
      <text:p text:style-name="P2">Required hardware: </text:p>
      <text:p text:style-name="P2"/>
      <text:list xml:id="list3770267169" text:style-name="L1">
        <text:list-item>
          <text:p text:style-name="P3">RPLidar A1M8 laser scanner</text:p>
        </text:list-item>
        <text:list-item>
          <text:p text:style-name="P3">KL26Z microcontroller</text:p>
        </text:list-item>
      </text:list>
      <text:p text:style-name="P2"/>
      <text:p text:style-name="P2"><text:span text:style-name="T3">RPLidar brief:</text:span> RPLidar is a budget hobbiest laser scanner device that can rotate at 10Hz ma<text:span text:style-name="T2">x</text:span> and achieve a <text:span text:style-name="T2">measurement</text:span> frequency of up to 8,000Hz at 12 meters distance. This device is a 2D scanner that uses laser triangulation <text:span text:style-name="T1">to get the distance of an object in the scanners range. It uses a 7 pin breakout that can be connected to jumper wires for prototyping or it comes with an adapter that allows you to connect it directly to a PC via USB. I plan to use this device as a data source for my application as it feeds measurement data to the application the application will draw the measured environment on a scaled 2D map.</text:span></text:p>
      <text:p text:style-name="P2"/>
      <text:p text:style-name="P6">KL26Z <text:span text:style-name="T7">brief</text:span>: <text:span text:style-name="T4">The KL26Z is a microcontroller based off of the ARM cortex M4 system on chip. It features a built in RGB LED and accelerometer, as well as a capacitive touch sensor that </text:span><text:span text:style-name="T5">I</text:span><text:span text:style-name="T4"> can use in my project. I plan on using the accelerometer to track movement of the LIDAR on its map and maybe the touch sensor to control the rotation speed of the scanner. The KL26Z’s processing power could be useful when it comes to attempting to track a moving object using data sent from the sensor.</text:span></text:p>
      <text:p text:style-name="P6"><text:span text:style-name="T4"/></text:p>
      <text:p text:style-name="P7">Software requirements – <text:span text:style-name="T4">Although this project seems to be based on using a piece of hardware, the bulk of work in this project will defiantly be on developing the software to map and make sense of the data that the Lidar scanner will be sending, here is a list of software elements I would like in my project in an ideal situation: </text:span></text:p>
      <text:p text:style-name="P7"><text:span text:style-name="T4"/></text:p>
      <text:list xml:id="list2914450499" text:style-name="L2">
        <text:list-item>
          <text:p text:style-name="P8"><text:span text:style-name="T4">Main GUI window </text:span><text:span text:style-name="T6">featuring</text:span><text:span text:style-name="T4"> a 2D map that will display data sent from the scanner.</text:span></text:p>
          <text:p text:style-name="P8"><text:span text:style-name="T4"/></text:p>
        </text:list-item>
        <text:list-item>
          <text:p text:style-name="P8"><text:span text:style-name="T4">A class for reading data from the KL26Z </text:span><text:span text:style-name="T6">controller </text:span><text:span text:style-name="T8">(Later stages of project)</text:span></text:p>
          <text:p text:style-name="P8"/>
        </text:list-item>
        <text:list-item>
          <text:p text:style-name="P4">Software must be capable of using the measurement and sensor rotation angle data sent from the Lidar unit to draw dots on the 2D map window.</text:p>
          <text:p text:style-name="P4"/>
        </text:list-item>
        <text:list-item>
          <text:p text:style-name="P4">Software capable of resetting the map back to blank state.</text:p>
          <text:p text:style-name="P4"/>
        </text:list-item>
        <text:list-item>
          <text:p text:style-name="P4">Code for reading from the KL26Z microcontroller accelerometer will be required on the microcontroller itself <text:span text:style-name="T3">(Later stages of project).</text:span></text:p>
          <text:p text:style-name="P4"><text:span text:style-name="T3"/></text:p>
        </text:list-item>
        <text:list-item>
          <text:p text:style-name="P4">Code will also be required on the application side to accept and use the accelerometer data to display sensor movement on the map.</text:p>
          <text:p text:style-name="P4"/>
        </text:list-item>
        <text:list-item>
          <text:p text:style-name="P5"><text:soft-page-break/>Extensive research is required before I can comment on what software features are needed for potential object movement tracking </text:p>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15:58:02.851000000</meta:creation-date>
    <dc:date>2019-10-24T18:07:40.362000000</dc:date>
    <meta:editing-duration>PT2M52S</meta:editing-duration>
    <meta:editing-cycles>3</meta:editing-cycles>
    <meta:generator>LibreOffice/6.2.2.2$Windows_X86_64 LibreOffice_project/2b840030fec2aae0fd2658d8d4f9548af4e3518d</meta:generator>
    <meta:document-statistic meta:table-count="0" meta:image-count="0" meta:object-count="0" meta:page-count="2" meta:paragraph-count="21" meta:word-count="422" meta:character-count="2308" meta:non-whitespace-character-count="1912"/>
  </office:meta>
</office:document-meta>
</file>